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 samp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8892" calcext:value-type="float">
            <text:p>12889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1842" calcext:value-type="float">
            <text:p>1118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3883" calcext:value-type="float">
            <text:p>1138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4804" calcext:value-type="float">
            <text:p>16480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0123" calcext:value-type="float">
            <text:p>12012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1791" calcext:value-type="float">
            <text:p>13179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4312" calcext:value-type="float">
            <text:p>13431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1577" calcext:value-type="float">
            <text:p>1315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1387" calcext:value-type="float">
            <text:p>11138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0700" calcext:value-type="float">
            <text:p>1107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9495" calcext:value-type="float">
            <text:p>12949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9495" calcext:value-type="float">
            <text:p>12949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6090" calcext:value-type="float">
            <text:p>11609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9438" calcext:value-type="float">
            <text:p>10943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bench mar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1:22:50.118000000</meta:creation-date>
    <dc:date>2019-07-06T22:58:00.806000000</dc:date>
    <meta:editing-duration>PT2S</meta:editing-duration>
    <meta:editing-cycles>1</meta:editing-cycles>
    <meta:document-statistic meta:table-count="1" meta:cell-count="30" meta:object-count="0"/>
    <meta:generator>LibreOffice/6.2.4.2$Windows_X86_64 LibreOffice_project/2412653d852ce75f65fbfa83fb7e7b669a126d64</meta:generator>
  </office:meta>
</office:document-meta>
</file>